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94a2" officeooo:paragraph-rsid="001b94a2"/>
    </style:style>
    <style:style style:name="P2" style:family="paragraph" style:parent-style-name="Standard">
      <style:text-properties officeooo:rsid="001d471e" officeooo:paragraph-rsid="001d471e"/>
    </style:style>
    <style:style style:name="P3" style:family="paragraph" style:parent-style-name="Standard">
      <style:text-properties officeooo:rsid="001eb86a" officeooo:paragraph-rsid="001eb86a"/>
    </style:style>
    <style:style style:name="T1" style:family="text">
      <style:text-properties officeooo:rsid="001b94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4) </text:span>select societe.nom as NomSociete, societe.pays as PaysSociete,</text:p>
      <text:p text:style-name="Standard">marque.nom as NomMarque, marque.pays as PaysMarque,</text:p>
      <text:p text:style-name="Standard">marque.classe as ClasseMarque from societe join marque </text:p>
      <text:p text:style-name="Standard">on societe.id=marque.prop</text:p>
      <text:p text:style-name="Standard">order by societe.id, marque.id</text:p>
      <text:p text:style-name="Standard"/>
      <text:p text:style-name="Standard"><text:span text:style-name="T1">5) </text:span>select distinct marque.nom, marque.pays, marque.classe </text:p>
      <text:p text:style-name="Standard">from marque join vente join enr</text:p>
      <text:p text:style-name="Standard">on marque.id=vente.marque and enr.marque=marque.id</text:p>
      <text:p text:style-name="Standard">where vente.date_vente&lt;enr.date_enr</text:p>
      <text:p text:style-name="Standard">order by marque.classe, marque.nom, marque.pays</text:p>
      <text:p text:style-name="Standard"/>
      <text:p text:style-name="P1">6) select nom,pays,classe from marque</text:p>
      <text:p text:style-name="P1">except</text:p>
      <text:p text:style-name="P1">select marque.nom,marque.pays,marque.classe from marque join enr</text:p>
      <text:p text:style-name="P1">on marque.id=enr.marque</text:p>
      <text:p text:style-name="P1">order by marque.pays,marque.nom,marque.classe</text:p>
      <text:p text:style-name="P1"/>
      <text:p text:style-name="P2">7) select m1.nom as nom,m1.classe as classe,</text:p>
      <text:p text:style-name="P2">m1.pays as pays_1,m1.prop as prop_1,</text:p>
      <text:p text:style-name="P2">m2.pays as pays_2,m2.prop as prop_2</text:p>
      <text:p text:style-name="P2">from marque as m1 join marque as m2</text:p>
      <text:p text:style-name="P2">on m1.nom=m2.nom and m1.classe=m2.classe</text:p>
      <text:p text:style-name="P2">where m1.pays&lt;m2.pays and m1.prop&lt;&gt;m2.prop</text:p>
      <text:p text:style-name="P2">order by nom,classe,pays_1,prop_1,pays_2,prop₂</text:p>
      <text:p text:style-name="P2"/>
      <text:p text:style-name="P3">8) select marque.nom,marque.classe,marque.pays as paysM,societe.pays as paysS </text:p>
      <text:p text:style-name="P3">from marque join societe</text:p>
      <text:p text:style-name="P3">on marque.prop=societe.id</text:p>
      <text:p text:style-name="P3">where marque.pays&lt;&gt;societe.pays</text:p>
      <text:p text:style-name="P3">order by marque.nom,marque.classe,PaysM,PaysS</text:p>
      <text:p text:style-name="P3"/>
      <text:p text:style-name="P3">9) select marque.nom,marque.classe,marque.pays as paysMarque,enr.pays as paysEnr </text:p>
      <text:p text:style-name="P3">from marque join enr</text:p>
      <text:p text:style-name="P3">on marque.id=enr.marque</text:p>
      <text:p text:style-name="P3">where marque.pays&lt;&gt;enr.pays</text:p>
      <text:p text:style-name="P3">order by marque.nom,marque.classe,paysMarq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5:32:11.547536023</meta:creation-date>
    <dc:date>2019-10-01T17:46:12.442424846</dc:date>
    <meta:editing-duration>PT1H13M30S</meta:editing-duration>
    <meta:editing-cycles>1</meta:editing-cycles>
    <meta:document-statistic meta:table-count="0" meta:image-count="0" meta:object-count="0" meta:page-count="1" meta:paragraph-count="32" meta:word-count="140" meta:character-count="1298" meta:non-whitespace-character-count="1187"/>
    <meta:generator>LibreOffice/6.0.7.3$Linux_X86_64 LibreOffice_project/00m0$Build-3</meta:generator>
  </office:meta>
</office:document-meta>
</file>